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Times New Roman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262cm" fo:margin-left="-0.226cm" table:align="left" style:writing-mode="lr-tb"/>
    </style:style>
    <style:style style:name="Table1.A" style:family="table-column">
      <style:table-column-properties style:column-width="5.2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514cm" fo:margin-left="-0.226cm" table:align="left" style:writing-mode="lr-tb"/>
    </style:style>
    <style:style style:name="Table2.A" style:family="table-column">
      <style:table-column-properties style:column-width="5.19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12.8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514cm" fo:margin-left="-0.226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8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5.262cm" fo:margin-left="-0.226cm" table:align="left" style:writing-mode="lr-tb"/>
    </style:style>
    <style:style style:name="Table23.A" style:family="table-column">
      <style:table-column-properties style:column-width="5.262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514cm" fo:margin-left="-0.226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82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5.262cm" fo:margin-left="-0.226cm" table:align="left" style:writing-mode="lr-tb"/>
    </style:style>
    <style:style style:name="Table5.A" style:family="table-column">
      <style:table-column-properties style:column-width="5.2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8.514cm" fo:margin-left="-0.226cm" table:align="left" style:writing-mode="lr-tb"/>
    </style:style>
    <style:style style:name="Table6.A" style:family="table-column">
      <style:table-column-properties style:column-width="5.191cm"/>
    </style:style>
    <style:style style:name="Table6.B" style:family="table-column">
      <style:table-column-properties style:column-width="0.501cm"/>
    </style:style>
    <style:style style:name="Table6.C" style:family="table-column">
      <style:table-column-properties style:column-width="12.82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5.262cm" fo:margin-left="-0.226cm" table:align="left" style:writing-mode="lr-tb"/>
    </style:style>
    <style:style style:name="Table7.A" style:family="table-column">
      <style:table-column-properties style:column-width="5.26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8.514cm" fo:margin-left="-0.226cm" table:align="left" style:writing-mode="lr-tb"/>
    </style:style>
    <style:style style:name="Table8.A" style:family="table-column">
      <style:table-column-properties style:column-width="5.191cm"/>
    </style:style>
    <style:style style:name="Table8.B" style:family="table-column">
      <style:table-column-properties style:column-width="0.501cm"/>
    </style:style>
    <style:style style:name="Table8.C" style:family="table-column">
      <style:table-column-properties style:column-width="12.82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5.262cm" fo:margin-left="-0.226cm" table:align="left" style:writing-mode="lr-tb"/>
    </style:style>
    <style:style style:name="Table9.A" style:family="table-column">
      <style:table-column-properties style:column-width="5.26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8.514cm" fo:margin-left="-0.226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82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5.786cm" fo:margin-left="-0.194cm" table:align="left" style:writing-mode="lr-tb"/>
    </style:style>
    <style:style style:name="Table11.A" style:family="table-column">
      <style:table-column-properties style:column-width="5.786cm"/>
    </style:style>
    <style:style style:name="Table11.1" style:family="table-row">
      <style:table-row-properties style:min-row-height="1.085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8.514cm" fo:margin-left="-0.226cm" table:align="left" style:writing-mode="lr-tb"/>
    </style:style>
    <style:style style:name="Table12.A" style:family="table-column">
      <style:table-column-properties style:column-width="5.191cm"/>
    </style:style>
    <style:style style:name="Table12.B" style:family="table-column">
      <style:table-column-properties style:column-width="0.501cm"/>
    </style:style>
    <style:style style:name="Table12.C" style:family="table-column">
      <style:table-column-properties style:column-width="12.82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5.262cm" fo:margin-left="-0.226cm" table:align="left" style:writing-mode="lr-tb"/>
    </style:style>
    <style:style style:name="Table13.A" style:family="table-column">
      <style:table-column-properties style:column-width="5.262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8.514cm" fo:margin-left="-0.226cm" table:align="left" style:writing-mode="lr-tb"/>
    </style:style>
    <style:style style:name="Table14.A" style:family="table-column">
      <style:table-column-properties style:column-width="5.191cm"/>
    </style:style>
    <style:style style:name="Table14.B" style:family="table-column">
      <style:table-column-properties style:column-width="0.501cm"/>
    </style:style>
    <style:style style:name="Table14.C" style:family="table-column">
      <style:table-column-properties style:column-width="12.82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8.514cm" fo:margin-left="-0.226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822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5.262cm" fo:margin-left="-0.226cm" table:align="left" style:writing-mode="lr-tb"/>
    </style:style>
    <style:style style:name="Table16.A" style:family="table-column">
      <style:table-column-properties style:column-width="5.26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8.514cm" fo:margin-left="-0.226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822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8.514cm" fo:margin-left="-0.226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822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8.514cm" fo:margin-left="-0.226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82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8.514cm" fo:margin-left="-0.226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822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8.514cm" fo:margin-left="-0.226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822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8.514cm" fo:margin-left="-0.226cm" table:align="left" style:writing-mode="lr-tb"/>
    </style:style>
    <style:style style:name="Table22.A" style:family="table-column">
      <style:table-column-properties style:column-width="5.191cm"/>
    </style:style>
    <style:style style:name="Table22.B" style:family="table-column">
      <style:table-column-properties style:column-width="0.501cm"/>
    </style:style>
    <style:style style:name="Table22.C" style:family="table-column">
      <style:table-column-properties style:column-width="12.822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Aaoeeu">
      <style:paragraph-properties fo:orphans="2" fo:widows="2">
        <style:tab-stops>
          <style:tab-stop style:position="5.752cm"/>
        </style:tab-stops>
      </style:paragraph-properties>
      <style:text-properties style:font-name="Arial Narrow" fo:font-size="9pt" style:font-size-asian="9pt" style:font-name-complex="Arial Narrow"/>
    </style:style>
    <style:style style:name="P2" style:family="paragraph" style:parent-style-name="Aaoeeu">
      <style:paragraph-properties fo:orphans="2" fo:widows="2"/>
      <style:text-properties style:font-name="Arial" style:font-name-complex="Arial"/>
    </style:style>
    <style:style style:name="P3" style:family="paragraph" style:parent-style-name="Aaoeeu">
      <style:paragraph-properties fo:orphans="2" fo:widows="2"/>
      <style:text-properties style:font-name="Arial" style:font-name-asian="Wingdings" style:font-name-complex="Arial"/>
    </style:style>
    <style:style style:name="P4" style:family="paragraph" style:parent-style-name="Aaoeeu">
      <style:paragraph-properties fo:orphans="2" fo:widows="2"/>
      <style:text-properties style:font-name="Arial" fo:font-weight="bold" style:font-name-asian="Wingdings" style:font-weight-asian="bold" style:font-name-complex="Arial"/>
    </style:style>
    <style:style style:name="P5" style:family="paragraph" style:parent-style-name="Aaoeeu">
      <style:paragraph-properties fo:orphans="2" fo:widows="2"/>
    </style:style>
    <style:style style:name="P6" style:family="paragraph" style:parent-style-name="Standard">
      <style:paragraph-properties fo:orphans="2" fo:widows="2"/>
      <style:text-properties style:font-name="Arial" style:font-name-complex="Arial"/>
    </style:style>
    <style:style style:name="P7" style:family="paragraph" style:parent-style-name="Standard">
      <style:text-properties style:font-name="Arial" style:font-name-asian="Wingdings" style:font-name-complex="Arial"/>
    </style:style>
    <style:style style:name="P8" style:family="paragraph" style:parent-style-name="Standard">
      <style:text-properties officeooo:paragraph-rsid="00007d02"/>
    </style:style>
    <style:style style:name="P9" style:family="paragraph" style:parent-style-name="Aaoeeu">
      <style:paragraph-properties fo:margin-top="0.071cm" fo:margin-bottom="0.071cm" loext:contextual-spacing="false" fo:orphans="2" fo:widows="2" style:snap-to-layout-grid="false"/>
      <style:text-properties style:font-name="Arial" fo:font-size="11pt" style:font-size-asian="11pt" style:font-name-complex="Arial"/>
    </style:style>
    <style:style style:name="P10" style:family="paragraph" style:parent-style-name="Aaoeeu">
      <style:paragraph-properties fo:margin-top="0.071cm" fo:margin-bottom="0.071cm" loext:contextual-spacing="false" fo:orphans="2" fo:widows="2" style:snap-to-layout-grid="false"/>
      <style:text-properties style:font-name="Arial" fo:font-size="12pt" style:font-size-asian="12pt" style:font-name-complex="Arial"/>
    </style:style>
    <style:style style:name="P11" style:family="paragraph" style:parent-style-name="Aaoeeu">
      <style:paragraph-properties fo:margin-top="0.071cm" fo:margin-bottom="0.071cm" loext:contextual-spacing="false" fo:orphans="2" fo:widows="2" style:snap-to-layout-grid="false"/>
      <style:text-properties style:font-name="Arial" style:font-name-complex="Arial"/>
    </style:style>
    <style:style style:name="P12" style:family="paragraph" style:parent-style-name="A_3f_eeaoae_3f_aa_20_1">
      <style:paragraph-properties fo:margin-top="0.071cm" fo:margin-bottom="0.071cm" loext:contextual-spacing="false" fo:orphans="2" fo:widows="2"/>
    </style:style>
    <style:style style:name="P13" style:family="paragraph" style:parent-style-name="A_3f_eeaoae_3f_aa_20_1">
      <style:paragraph-properties fo:margin-top="0.071cm" fo:margin-bottom="0.071cm" loext:contextual-spacing="false" fo:orphans="2" fo:widows="2"/>
      <style:text-properties style:font-name="Arial" fo:font-weight="normal" style:font-weight-asian="normal" style:font-name-complex="Arial"/>
    </style:style>
    <style:style style:name="P14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</style:style>
    <style:style style:name="P15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16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  <style:text-properties style:font-name="Arial" fo:font-size="12pt" style:font-size-asian="12pt" style:font-name-complex="Arial"/>
    </style:style>
    <style:style style:name="P17" style:family="paragraph" style:parent-style-name="Aaoeeu">
      <style:paragraph-properties fo:margin-top="0.212cm" fo:margin-bottom="0cm" loext:contextual-spacing="false" fo:orphans="2" fo:widows="2"/>
      <style:text-properties style:font-name="Arial" fo:font-size="8pt" fo:language="en" fo:country="GB" style:font-size-asian="8pt" style:font-name-complex="Arial"/>
    </style:style>
    <style:style style:name="P18" style:family="paragraph" style:parent-style-name="Aaoeeu">
      <style:paragraph-properties fo:margin-top="0.035cm" fo:margin-bottom="0.035cm" loext:contextual-spacing="false" fo:orphans="2" fo:widows="2"/>
      <style:text-properties style:font-name="Arial" style:font-name-complex="Arial"/>
    </style:style>
    <style:style style:name="P19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style:font-name-complex="Arial"/>
    </style:style>
    <style:style style:name="P20" style:family="paragraph" style:parent-style-name="Aaoeeu">
      <style:paragraph-properties fo:margin-top="0.035cm" fo:margin-bottom="0.035cm" loext:contextual-spacing="false" fo:orphans="2" fo:widows="2"/>
      <style:text-properties style:font-name="Arial" officeooo:paragraph-rsid="00007d02" style:font-name-complex="Arial"/>
    </style:style>
    <style:style style:name="P21" style:family="paragraph" style:parent-style-name="Aaoeeu">
      <style:paragraph-properties fo:margin-top="0.035cm" fo:margin-bottom="0.035cm" loext:contextual-spacing="false" fo:orphans="2" fo:widows="2"/>
      <style:text-properties style:font-name="Arial" fo:font-size="5pt" fo:language="en" fo:country="GB" style:font-size-asian="5pt" style:font-name-complex="Arial"/>
    </style:style>
    <style:style style:name="P22" style:family="paragraph" style:parent-style-name="Aaoeeu">
      <style:paragraph-properties fo:margin-top="0.035cm" fo:margin-bottom="0.035cm" loext:contextual-spacing="false"/>
      <style:text-properties style:font-name="Arial" fo:font-size="5pt" style:font-name-asian="Wingdings" style:font-size-asian="5pt" style:font-name-complex="Arial"/>
    </style:style>
    <style:style style:name="P23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style:font-size-asian="9pt" style:font-name-complex="Arial"/>
    </style:style>
    <style:style style:name="P24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officeooo:paragraph-rsid="00007d02" style:font-size-asian="9pt" style:font-name-complex="Arial"/>
    </style:style>
    <style:style style:name="P25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style:font-name-asian="Wingdings" style:font-size-asian="9pt" style:font-name-complex="Arial"/>
    </style:style>
    <style:style style:name="P26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officeooo:paragraph-rsid="00007d02" style:font-name-asian="Wingdings" style:font-size-asian="9pt" style:font-name-complex="Arial"/>
    </style:style>
    <style:style style:name="P27" style:family="paragraph" style:parent-style-name="Aaoeeu">
      <style:paragraph-properties fo:margin-top="0.035cm" fo:margin-bottom="0.035cm" loext:contextual-spacing="false"/>
      <style:text-properties style:font-name="Arial" style:font-name-asian="Wingdings" style:font-name-complex="Arial"/>
    </style:style>
    <style:style style:name="P28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style:font-name-asian="Wingdings" style:font-name-complex="Arial"/>
    </style:style>
    <style:style style:name="P29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officeooo:paragraph-rsid="00007d02" style:font-name-asian="Wingdings" style:font-name-complex="Arial"/>
    </style:style>
    <style:style style:name="P30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weight="bold" style:font-name-asian="Wingdings" style:font-weight-asian="bold" style:font-name-complex="Arial"/>
    </style:style>
    <style:style style:name="P31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style:font-name="Arial" fo:font-size="12pt" fo:font-weight="bold" style:font-name-asian="Wingdings" style:font-size-asian="12pt" style:font-weight-asian="bold" style:font-name-complex="Arial"/>
    </style:style>
    <style:style style:name="P32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P33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34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35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fo:font-variant="small-caps" style:font-name="Arial" fo:font-size="11pt" style:font-name-asian="Wingdings" style:font-size-asian="11pt" style:font-name-complex="Arial"/>
    </style:style>
    <style:style style:name="P36" style:family="paragraph" style:parent-style-name="A_3f_eeaoae_3f_aa_20_1">
      <style:paragraph-properties fo:margin-top="0.035cm" fo:margin-bottom="0.035cm" loext:contextual-spacing="false" fo:orphans="2" fo:widows="2"/>
      <style:text-properties style:font-name="Arial" fo:font-weight="normal" style:font-weight-asian="normal" style:font-name-complex="Arial"/>
    </style:style>
    <style:style style:name="P37" style:family="paragraph" style:parent-style-name="A_3f_eeaoae_3f_aa_20_1">
      <style:paragraph-properties fo:margin-top="0.035cm" fo:margin-bottom="0.035cm" loext:contextual-spacing="false" fo:text-align="start" style:justify-single-word="false" fo:orphans="2" fo:widows="2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38" style:family="paragraph" style:parent-style-name="O_3f_ia_20_eaeiYiio_20_2">
      <style:paragraph-properties fo:margin-top="0.035cm" fo:margin-bottom="0.035cm" loext:contextual-spacing="false" fo:orphans="2" fo:widows="2"/>
    </style:style>
    <style:style style:name="P39" style:family="paragraph" style:parent-style-name="O_3f_ia_20_eaeiYiio_20_2">
      <style:paragraph-properties fo:margin-top="0.035cm" fo:margin-bottom="0.035cm" loext:contextual-spacing="false" fo:orphans="2" fo:widows="2"/>
      <style:text-properties officeooo:paragraph-rsid="00007d02"/>
    </style:style>
    <style:style style:name="P40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</style:style>
    <style:style style:name="P41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officeooo:paragraph-rsid="00007d02"/>
    </style:style>
    <style:style style:name="P42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style:font-name="Arial" fo:font-size="10pt" fo:font-style="normal" style:font-name-asian="Wingdings" style:font-size-asian="10pt" style:font-style-asian="normal" style:font-name-complex="Arial"/>
    </style:style>
    <style:style style:name="P43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style:font-name="Arial" fo:font-size="10pt" fo:font-style="normal" officeooo:paragraph-rsid="00007d02" style:font-name-asian="Wingdings" style:font-size-asian="10pt" style:font-style-asian="normal" style:font-name-complex="Arial"/>
    </style:style>
    <style:style style:name="P44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fo:color="#000000" style:font-name="Arial" fo:font-size="10pt" fo:font-style="normal" style:font-name-asian="Wingdings" style:font-size-asian="10pt" style:font-style-asian="normal" style:font-name-complex="Arial"/>
    </style:style>
    <style:style style:name="P45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fo:color="#000000" style:font-name="Arial" fo:font-size="10pt" fo:language="en" fo:country="US" fo:font-style="normal" fo:font-weight="bold" officeooo:rsid="00007d02" officeooo:paragraph-rsid="00007d02" style:font-name-asian="Wingdings" style:font-size-asian="10pt" style:language-asian="zh" style:country-asian="CN" style:font-style-asian="normal" style:font-weight-asian="bold" style:font-name-complex="Arial" style:font-size-complex="10pt" style:language-complex="ar" style:country-complex="SA" style:font-weight-complex="bold"/>
    </style:style>
    <style:style style:name="P46" style:family="paragraph" style:parent-style-name="Eaoae_3f_aa">
      <style:paragraph-properties fo:margin-top="0.035cm" fo:margin-bottom="0.035cm" loext:contextual-spacing="false" fo:orphans="2" fo:widows="2">
        <style:tab-stops/>
      </style:paragraph-properties>
      <style:text-properties style:font-name="Arial" style:font-name-complex="Arial"/>
    </style:style>
    <style:style style:name="P47" style:family="paragraph" style:parent-style-name="Eaoae_3f_aa">
      <style:paragraph-properties fo:margin-top="0.035cm" fo:margin-bottom="0.035cm" loext:contextual-spacing="false" fo:orphans="2" fo:widows="2"/>
      <style:text-properties style:font-name="Arial" fo:font-weight="bold" style:font-name-asian="Wingdings" style:font-weight-asian="bold" style:font-name-complex="Arial"/>
    </style:style>
    <style:style style:name="P48" style:family="paragraph" style:parent-style-name="Eaoae_3f_aa">
      <style:paragraph-properties fo:margin-top="0.035cm" fo:margin-bottom="0.035cm" loext:contextual-spacing="false" fo:orphans="2" fo:widows="2"/>
      <style:text-properties style:font-name="Arial" style:font-name-asian="Wingdings" style:font-name-complex="Arial"/>
    </style:style>
    <style:style style:name="P49" style:family="paragraph" style:parent-style-name="Eaoae_3f_aa">
      <style:paragraph-properties fo:margin-top="0.035cm" fo:margin-bottom="0.035cm" loext:contextual-spacing="false" fo:orphans="2" fo:widows="2"/>
    </style:style>
    <style:style style:name="P50" style:family="paragraph" style:parent-style-name="Standard">
      <style:paragraph-properties fo:margin-top="0.035cm" fo:margin-bottom="0.035cm" loext:contextual-spacing="false" fo:orphans="2" fo:widows="2"/>
      <style:text-properties style:font-name="Arial" officeooo:paragraph-rsid="00007d02" style:font-name-complex="Arial"/>
    </style:style>
    <style:style style:name="P51" style:family="paragraph" style:parent-style-name="Standard">
      <style:paragraph-properties fo:margin-top="0.035cm" fo:margin-bottom="0.035cm" loext:contextual-spacing="false" fo:text-align="start" style:justify-single-word="false" fo:orphans="2" fo:widows="2"/>
      <style:text-properties style:font-name="Arial" fo:font-size="10pt" fo:font-style="normal" officeooo:paragraph-rsid="00007d02" style:font-name-asian="Wingdings" style:font-size-asian="10pt" style:font-style-asian="normal" style:font-name-complex="Arial"/>
    </style:style>
    <style:style style:name="P52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orphans="2" fo:widows="2" fo:text-indent="0cm" style:auto-text-indent="false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53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orphans="2" fo:widows="2" fo:text-indent="0cm" style:auto-text-indent="false"/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P54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text-indent="0cm" style:auto-text-indent="false">
        <style:tab-stops>
          <style:tab-stop style:position="-2.501cm"/>
        </style:tab-stops>
      </style:paragraph-properties>
    </style:style>
    <style:style style:name="P55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orphans="2" fo:widows="2" fo:text-indent="0cm" style:auto-text-indent="false"/>
    </style:style>
    <style:style style:name="P56" style:family="paragraph" style:parent-style-name="A_3f_eeaoae_3f_aa_20_2">
      <style:paragraph-properties fo:margin-left="0cm" fo:margin-right="0.058cm" fo:margin-top="0.035cm" fo:margin-bottom="0.035cm" loext:contextual-spacing="false" fo:orphans="2" fo:widows="2" fo:text-indent="0cm" style:auto-text-indent="false"/>
    </style:style>
    <style:style style:name="P57" style:family="paragraph" style:parent-style-name="A_3f_eeaoae_3f_aa_20_2">
      <style:paragraph-properties fo:margin-left="0cm" fo:margin-right="0.058cm" fo:margin-top="0.035cm" fo:margin-bottom="0.035cm" loext:contextual-spacing="false" fo:orphans="2" fo:widows="2" fo:text-indent="0cm" style:auto-text-indent="false">
        <style:tab-stops>
          <style:tab-stop style:position="-2.501cm"/>
        </style:tab-stops>
      </style:paragraph-properties>
    </style:style>
    <style:style style:name="P58" style:family="paragraph" style:parent-style-name="A_3f_eeaoae_3f_aa_20_1">
      <style:paragraph-properties fo:orphans="2" fo:widows="2"/>
      <style:text-properties fo:font-variant="small-caps" style:font-name="Arial" fo:font-size="12pt" style:font-size-asian="12pt" style:font-name-complex="Arial"/>
    </style:style>
    <style:style style:name="P59" style:family="paragraph" style:parent-style-name="A_3f_eeaoae_3f_aa_20_1">
      <style:paragraph-properties fo:orphans="2" fo:widows="2"/>
      <style:text-properties fo:font-variant="small-caps" style:font-name="Arial" fo:font-size="12pt" officeooo:paragraph-rsid="00007d02" style:font-size-asian="12pt" style:font-name-complex="Arial"/>
    </style:style>
    <style:style style:name="P60" style:family="paragraph" style:parent-style-name="A_3f_eeaoae_3f_aa_20_1">
      <style:paragraph-properties fo:orphans="2" fo:widows="2"/>
      <style:text-properties fo:font-variant="small-caps" style:font-name="Arial" fo:font-size="12pt" fo:font-weight="normal" style:font-size-asian="12pt" style:font-weight-asian="normal" style:font-name-complex="Arial"/>
    </style:style>
    <style:style style:name="P61" style:family="paragraph" style:parent-style-name="A_3f_eeaoae_3f_aa_20_1">
      <style:paragraph-properties fo:orphans="2" fo:widows="2"/>
      <style:text-properties fo:font-variant="small-caps" style:font-name="Arial" fo:font-size="12pt" style:font-name-asian="Wingdings" style:font-size-asian="12pt" style:font-name-complex="Arial"/>
    </style:style>
    <style:style style:name="P62" style:family="paragraph" style:parent-style-name="A_3f_eeaoae_3f_aa_20_1">
      <style:paragraph-properties fo:text-align="start" style:justify-single-word="false" fo:orphans="2" fo:widows="2" style:snap-to-layout-grid="false"/>
      <style:text-properties fo:font-variant="small-caps" style:font-name="Arial" fo:font-size="12pt" style:font-name-asian="Wingdings" style:font-size-asian="12pt" style:font-name-complex="Arial"/>
    </style:style>
    <style:style style:name="P63" style:family="paragraph" style:parent-style-name="A_3f_eeaoae_3f_aa_20_1">
      <style:paragraph-properties fo:orphans="2" fo:widows="2"/>
      <style:text-properties fo:font-variant="small-caps" style:font-name="Arial" fo:font-size="11pt" style:font-name-asian="Wingdings" style:font-size-asian="11pt" style:font-name-complex="Arial"/>
    </style:style>
    <style:style style:name="P64" style:family="paragraph" style:parent-style-name="A_3f_eeaoae_3f_aa_20_1">
      <style:paragraph-properties fo:orphans="2" fo:widows="2"/>
    </style:style>
    <style:style style:name="P65" style:family="paragraph" style:parent-style-name="A_3f_eeaoae_3f_aa_20_1">
      <style:paragraph-properties fo:orphans="2" fo:widows="2"/>
      <style:text-properties officeooo:paragraph-rsid="00007d02"/>
    </style:style>
    <style:style style:name="P66" style:family="paragraph" style:parent-style-name="A_3f_eeaoae_3f_aa_20_1">
      <style:paragraph-properties fo:margin-left="0.072cm" fo:margin-right="0cm" fo:text-indent="0cm" style:auto-text-indent="false"/>
      <style:text-properties fo:font-variant="small-caps" style:font-name="Arial" fo:font-size="12pt" style:font-name-asian="Wingdings" style:font-size-asian="12pt" style:font-name-complex="Arial"/>
    </style:style>
    <style:style style:name="P67" style:family="paragraph" style:parent-style-name="A_3f_eeaoae_3f_aa_20_1">
      <style:paragraph-properties fo:margin-left="0.072cm" fo:margin-right="0cm" fo:text-indent="0cm" style:auto-text-indent="false"/>
      <style:text-properties fo:font-variant="small-caps" style:font-name="Arial" fo:font-size="12pt" fo:font-weight="normal" style:font-name-asian="Wingdings" style:font-size-asian="12pt" style:font-weight-asian="normal" style:font-name-complex="Arial"/>
    </style:style>
    <style:style style:name="P68" style:family="paragraph" style:parent-style-name="O_3f_ia_20_eaeiYiio_20_2">
      <style:paragraph-properties fo:margin-left="0cm" fo:margin-right="0cm" fo:margin-top="0.035cm" fo:margin-bottom="0.035cm" loext:contextual-spacing="false" fo:text-align="start" style:justify-single-word="false" fo:orphans="2" fo:widows="2" fo:text-indent="0cm" style:auto-text-indent="false" style:writing-mode="lr-tb"/>
    </style:style>
    <style:style style:name="P69" style:family="paragraph" style:parent-style-name="Aaoeeu" style:master-page-name="Standard">
      <style:paragraph-properties fo:orphans="2" fo:widows="2" style:page-number="auto"/>
      <style:text-properties style:font-name="Arial" style:font-name-complex="Arial"/>
    </style:style>
    <style:style style:name="P70" style:family="paragraph" style:parent-style-name="O_3f_ia_20_eaeiYiio_20_2" style:list-style-name="WW8Num2">
      <style:paragraph-properties fo:margin-top="0.035cm" fo:margin-bottom="0.035cm" loext:contextual-spacing="false" fo:orphans="2" fo:widows="2"/>
      <style:text-properties style:font-name="Arial" fo:font-size="10pt" fo:font-style="normal" style:font-name-asian="Wingdings" style:font-size-asian="10pt" style:font-style-asian="normal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Wingdings" style:font-weight-asian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name-asian="Wingdings" style:font-weight-asian="bold" style:font-name-complex="Arial"/>
    </style:style>
    <style:style style:name="T5" style:family="text">
      <style:text-properties style:font-name="Arial" fo:font-weight="bold" style:font-name-asian="Arial" style:font-weight-asian="bold" style:font-name-complex="Arial"/>
    </style:style>
    <style:style style:name="T6" style:family="text">
      <style:text-properties style:font-name="Arial" fo:font-weight="normal" style:font-weight-asian="normal" style:font-name-complex="Arial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fo:font-size="12pt" fo:font-weight="normal" style:font-size-asian="12pt" style:font-weight-asian="normal" style:font-name-complex="Arial"/>
    </style:style>
    <style:style style:name="T9" style:family="text">
      <style:text-properties style:font-name="Arial" fo:font-size="12pt" style:font-size-asian="12pt" style:font-name-complex="Arial"/>
    </style:style>
    <style:style style:name="T10" style:family="text">
      <style:text-properties style:font-name="Arial" fo:font-size="12pt" fo:font-weight="bold" style:font-size-asian="12pt" style:font-weight-asian="bold" style:font-name-complex="Arial"/>
    </style:style>
    <style:style style:name="T1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2" style:family="text">
      <style:text-properties style:font-name="Arial" fo:font-size="12pt" fo:font-weight="bold" officeooo:rsid="00023200" style:font-size-asian="12pt" style:font-weight-asian="bold" style:font-name-complex="Arial" style:font-size-complex="12pt"/>
    </style:style>
    <style:style style:name="T13" style:family="text"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T14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15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16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 style:font-weight-complex="bold"/>
    </style:style>
    <style:style style:name="T17" style:family="text">
      <style:text-properties style:font-name="Arial" fo:font-size="10pt" fo:font-style="normal" style:font-size-asian="10pt" style:font-style-asian="normal" style:font-name-complex="Arial"/>
    </style:style>
    <style:style style:name="T18" style:family="text">
      <style:text-properties style:font-name="Arial" fo:font-size="10pt" fo:font-style="normal" style:font-name-asian="Wingdings" style:font-size-asian="10pt" style:font-style-asian="normal" style:font-name-complex="Arial"/>
    </style:style>
    <style:style style:name="T19" style:family="text">
      <style:text-properties style:font-name="Arial" fo:font-size="10pt" fo:font-style="normal" style:font-name-asian="Arial" style:font-size-asian="10pt" style:font-style-asian="normal" style:font-name-complex="Arial"/>
    </style:style>
    <style:style style:name="T20" style:family="text">
      <style:text-properties style:font-name="Arial" fo:font-size="10pt" fo:font-style="italic" style:font-name-asian="Wingdings" style:font-size-asian="10pt" style:font-style-asian="italic" style:font-name-complex="Arial"/>
    </style:style>
    <style:style style:name="T21" style:family="text">
      <style:text-properties style:font-name="Arial" fo:font-size="9pt" fo:font-style="italic" style:font-name-asian="Wingdings" style:font-size-asian="9pt" style:font-style-asian="italic" style:font-name-complex="Arial"/>
    </style:style>
    <style:style style:name="T22" style:family="text">
      <style:text-properties style:font-name="Arial" fo:font-size="9pt" fo:language="en" fo:country="GB" fo:font-style="italic" fo:font-weight="normal" style:font-name-asian="Wingdings" style:font-size-asian="9pt" style:font-style-asian="italic" style:font-weight-asian="normal" style:font-name-complex="Arial"/>
    </style:style>
    <style:style style:name="T23" style:family="text">
      <style:text-properties style:font-name="Arial" style:font-name-asian="Wingdings" style:font-name-complex="Arial"/>
    </style:style>
    <style:style style:name="T24" style:family="text">
      <style:text-properties style:font-name="Arial" fo:font-style="normal" fo:font-weight="bold" style:font-name-asian="Arial" style:font-style-asian="normal" style:font-weight-asian="bold" style:font-name-complex="Arial"/>
    </style:style>
    <style:style style:name="T25" style:family="text">
      <style:text-properties style:font-name="Arial" fo:font-style="normal" style:font-name-asian="Wingdings" style:font-style-asian="normal" style:font-name-complex="Arial"/>
    </style:style>
    <style:style style:name="T26" style:family="text">
      <style:text-properties fo:font-variant="small-caps" style:font-name="Arial" fo:font-size="12pt" fo:font-weight="normal" style:font-size-asian="12pt" style:font-weight-asian="normal" style:font-name-complex="Arial"/>
    </style:style>
    <style:style style:name="T27" style:family="text"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T28" style:family="text">
      <style:text-properties fo:font-variant="small-caps" style:font-name="Arial" fo:font-size="12pt" style:font-name-asian="Wingdings" style:font-size-asian="12pt" style:font-name-complex="Arial"/>
    </style:style>
    <style:style style:name="T29" style:family="text">
      <style:text-properties fo:font-variant="small-caps"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30" style:family="text">
      <style:text-properties fo:font-variant="small-caps" style:font-name="Arial" fo:font-size="10pt" fo:font-style="normal" fo:font-weight="bold" officeooo:rsid="000495c4" style:font-name-asian="Arial" style:font-size-asian="10pt" style:font-style-asian="normal" style:font-weight-asian="bold" style:font-name-complex="Arial"/>
    </style:style>
    <style:style style:name="T31" style:family="text">
      <style:text-properties fo:font-variant="small-caps" style:font-name="Arial" fo:font-size="10pt" fo:font-style="normal" fo:font-weight="bold" style:font-size-asian="10pt" style:font-style-asian="normal" style:font-weight-asian="bold" style:font-name-complex="Arial"/>
    </style:style>
    <style:style style:name="T32" style:family="text">
      <style:text-properties fo:font-variant="small-caps"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33" style:family="text">
      <style:text-properties fo:font-variant="small-caps" style:font-name="Arial" fo:font-size="10pt" fo:font-style="normal" fo:font-weight="bold" officeooo:rsid="000495c4" style:font-name-asian="Wingdings" style:font-size-asian="10pt" style:font-style-asian="normal" style:font-weight-asian="bold" style:font-name-complex="Arial"/>
    </style:style>
    <style:style style:name="T34" style:family="text">
      <style:text-properties fo:font-variant="small-caps" style:font-name="Wingdings" fo:font-size="10pt" fo:font-style="normal" fo:font-weight="bold" style:font-name-asian="Wingdings" style:font-size-asian="10pt" style:font-style-asian="normal" style:font-weight-asian="bold" style:font-name-complex="Wingdings"/>
    </style:style>
    <style:style style:name="T35" style:family="text">
      <style:text-properties fo:font-variant="small-caps" style:use-window-font-color="true" style:font-name="Arial" fo:font-size="12pt" fo:language="en" fo:country="US" fo:font-weight="normal" officeooo:rsid="00007d02" style:font-name-asian="Times New Roman" style:font-size-asian="12pt" style:language-asian="zh" style:country-asian="CN" style:font-weight-asian="normal" style:font-name-complex="Arial" style:font-size-complex="10pt" style:language-complex="ar" style:country-complex="SA"/>
    </style:style>
    <style:style style:name="T36" style:family="text">
      <style:text-properties fo:font-variant="small-caps" style:use-window-font-color="true" style:font-name="Arial" fo:font-size="10pt" fo:language="en" fo:country="US" fo:font-style="normal" fo:font-weight="bold" officeooo:rsid="00007d02" style:font-name-asian="Wingdings" style:font-size-asian="10pt" style:language-asian="zh" style:country-asian="CN" style:font-style-asian="normal" style:font-weight-asian="bold" style:font-name-complex="Arial" style:font-size-complex="10pt" style:language-complex="ar" style:country-complex="SA"/>
    </style:style>
    <style:style style:name="T37" style:family="text">
      <style:text-properties fo:font-variant="small-caps" style:use-window-font-color="true" style:font-name="Arial" fo:font-size="10pt" fo:language="en" fo:country="US" fo:font-style="normal" fo:font-weight="bold" officeooo:rsid="00008533" style:font-name-asian="Wingdings" style:font-size-asian="10pt" style:language-asian="zh" style:country-asian="CN" style:font-style-asian="normal" style:font-weight-asian="bold" style:font-name-complex="Arial" style:font-size-complex="10pt" style:language-complex="ar" style:country-complex="SA"/>
    </style:style>
    <style:style style:name="T38" style:family="text">
      <style:text-properties fo:font-variant="small-caps" style:use-window-font-color="true" style:font-name="Arial" fo:font-size="10pt" fo:language="en" fo:country="US" fo:font-style="normal" fo:font-weight="bold" officeooo:rsid="000495c4" style:font-name-asian="Wingdings" style:font-size-asian="10pt" style:language-asian="zh" style:country-asian="CN" style:font-style-asian="normal" style:font-weight-asian="bold" style:font-name-complex="Arial" style:font-size-complex="10pt" style:language-complex="ar" style:country-complex="SA"/>
    </style:style>
    <style:style style:name="T39" style:family="text">
      <style:text-properties fo:font-variant="small-caps" style:use-window-font-color="true" style:font-name="Arial" fo:font-size="10pt" fo:language="en" fo:country="US" fo:font-style="normal" fo:font-weight="bold" officeooo:rsid="00008533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/>
    </style:style>
    <style:style style:name="T40" style:family="text">
      <style:text-properties fo:font-variant="small-caps" style:use-window-font-color="true" style:font-name="Arial" fo:font-size="10pt" fo:language="en" fo:country="US" fo:font-style="normal" fo:font-weight="bold" officeooo:rsid="000495c4" style:font-name-asian="Arial" style:font-size-asian="10pt" style:language-asian="zh" style:country-asian="CN" style:font-style-asian="normal" style:font-weight-asian="bold" style:font-name-complex="Arial" style:font-size-complex="10pt" style:language-complex="ar" style:country-complex="SA"/>
    </style:style>
    <style:style style:name="T41" style:family="text">
      <style:text-properties fo:font-size="10pt" style:font-name-asian="Wingdings" style:font-size-asian="10pt"/>
    </style:style>
    <style:style style:name="T42" style:family="text">
      <style:text-properties style:font-name-asian="Wingdings"/>
    </style:style>
    <style:style style:name="T43" style:family="text">
      <style:text-properties style:font-name="Wingdings" fo:font-size="10pt" fo:font-style="normal" style:font-name-asian="Wingdings" style:font-size-asian="10pt" style:font-style-asian="normal" style:font-name-complex="Wingdings"/>
    </style:style>
    <style:style style:name="T44" style:family="text">
      <style:text-properties style:text-position="super 58%" style:font-name="Arial" fo:font-size="10pt" fo:font-style="normal" style:font-name-asian="Wingdings" style:font-size-asian="10pt" style:font-style-asian="normal" style:font-name-complex="Arial"/>
    </style:style>
    <style:style style:name="T45" style:family="text">
      <style:text-properties fo:color="#000000" style:font-name="Arial" fo:font-size="10pt" fo:font-style="normal" style:font-name-asian="Wingdings" style:font-size-asian="10pt" style:font-style-asian="normal" style:font-name-complex="Arial"/>
    </style:style>
    <style:style style:name="T46" style:family="text">
      <style:text-properties fo:color="#000000" style:font-name="Arial" fo:font-size="10pt" fo:font-style="normal" fo:background-color="#ffffff" loext:char-shading-value="0" style:font-name-asian="Wingdings" style:font-size-asian="10pt" style:font-style-asian="normal" style:font-name-complex="Arial"/>
    </style:style>
    <style:style style:name="T47" style:family="text">
      <style:text-properties fo:color="#000000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T48" style:family="text">
      <style:text-properties fo:color="#333333" style:font-name="Arial" fo:font-size="10pt" fo:font-style="normal" fo:background-color="#ffffff" loext:char-shading-value="0" style:font-name-asian="Wingdings" style:font-size-asian="10pt" style:font-style-asian="normal" style:font-name-complex="Arial"/>
    </style:style>
    <style:style style:name="T49" style:family="text">
      <style:text-properties fo:color="#333333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T50" style:family="text">
      <style:text-properties style:font-name="Arial1" fo:font-size="10pt" fo:language="en" fo:country="US" fo:font-style="normal" style:font-size-asian="10pt" style:language-asian="zh" style:country-asian="CN" style:font-style-asian="normal" style:font-name-complex="Arial1" style:language-complex="ar" style:country-complex="SA"/>
    </style:style>
    <style:style style:name="T51" style:family="text">
      <style:text-properties style:font-name="Arial1" fo:language="en" fo:country="US" fo:font-style="italic" style:language-asian="zh" style:country-asian="CN" style:font-style-asian="italic" style:font-name-complex="Arial1" style:language-complex="ar" style:country-complex="SA"/>
    </style:style>
    <style:style style:name="T52" style:family="text">
      <style:text-properties style:font-name="Arial1" fo:language="en" fo:country="US" style:language-asian="zh" style:country-asian="CN" style:font-name-complex="Arial1" style:language-complex="ar" style:country-complex="SA"/>
    </style:style>
    <style:style style:name="T53" style:family="text">
      <style:text-properties officeooo:rsid="000495c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8">Personal information</text:p>
            <text:p text:style-name="Aaoeeu"><text:span text:style-name="T1"><text:s text:c="5"/></text:span><text:span text:style-name="T3">CURRICULUM VITAE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<text:span text:style-name="T6">Name</text:span><text:span text:style-name="T26"> 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15">Margaris, Nikolaos</text:p>
          </table:table-cell>
        </table:table-row>
        <table:table-row table:style-name="Table2.1">
          <table:table-cell table:style-name="Table2.A1" office:value-type="string">
            <text:p text:style-name="P12"><text:span text:style-name="T6">Address</text:span><text:span text:style-name="T8"> </text:span></text:p>
          </table:table-cell>
          <table:table-cell table:style-name="Table2.A1" office:value-type="string">
            <text:p text:style-name="P10"/>
          </table:table-cell>
          <table:table-cell table:style-name="Table2.C1" office:value-type="string">
            <text:p text:style-name="P16">Kanari 169, Petroupoli Athens, Greece</text:p>
          </table:table-cell>
        </table:table-row>
        <table:table-row table:style-name="Table2.1">
          <table:table-cell table:style-name="Table2.A1" office:value-type="string">
            <text:p text:style-name="P13">E-mail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14"><text:a xlink:type="simple" xlink:href="mailto:reverence23@gmail.com" text:style-name="Internet_20_link" text:visited-style-name="Visited_20_Internet_20_Link"><text:span text:style-name="Internet_20_link"><text:span text:style-name="T10">reverence23@gmail.com</text:span></text:span></text:a><text:span text:style-name="T10"> </text:span><text:span text:style-name="T9">(personal),</text:span></text:p>
            <text:p text:style-name="P14"><text:span text:style-name="Internet_20_link"><text:span text:style-name="T10">nma</text:span></text:span><text:a xlink:type="simple" xlink:href="mailto:nikolaos.margaris@unify.com" text:style-name="Internet_20_link" text:visited-style-name="Visited_20_Internet_20_Link"><text:span text:style-name="Internet_20_link"><text:span text:style-name="T10">@anixe</text:span></text:span></text:a><text:span text:style-name="Internet_20_link"><text:span text:style-name="T10">.io</text:span></text:span><text:span text:style-name="T10"> </text:span><text:span text:style-name="T9">(company)</text:span></text:p>
          </table:table-cell>
        </table:table-row>
        <table:table-row table:style-name="Table2.1">
          <table:table-cell table:style-name="Table2.A1" office:value-type="string">
            <text:p text:style-name="P13">Web Page</text:p>
          </table:table-cell>
          <table:table-cell table:style-name="Table2.A1" office:value-type="string">
            <text:p text:style-name="P11"/>
          </table:table-cell>
          <table:table-cell table:style-name="Table2.C1" office:value-type="string">
            <text:p text:style-name="P14"><text:a xlink:type="simple" xlink:href="https://www.nikolaosmargaris.gr/" text:style-name="Internet_20_link" text:visited-style-name="Visited_20_Internet_20_Link"><text:span text:style-name="Internet_20_link"><text:span text:style-name="T12">w</text:span></text:span></text:a><text:a xlink:type="simple" xlink:href="https://www.nikolaosmargaris.gr/" text:style-name="Internet_20_link" text:visited-style-name="Visited_20_Internet_20_Link"><text:span text:style-name="Internet_20_link"><text:span text:style-name="T11">ww.nikolaosmargaris.gr</text:span></text:span></text:a></text:p>
          </table:table-cell>
        </table:table-row>
        <table:table-row table:style-name="Table2.1">
          <table:table-cell table:style-name="Table2.A1" office:value-type="string">
            <text:p text:style-name="P13">IM</text:p>
          </table:table-cell>
          <table:table-cell table:style-name="Table2.A1" office:value-type="string">
            <text:p text:style-name="P11"/>
          </table:table-cell>
          <table:table-cell table:style-name="Table2.C1" office:value-type="string">
            <text:p text:style-name="P14"><text:span text:style-name="T3">nikolaos.margaris.31</text:span><text:span text:style-name="T7"> (Skype)</text:span></text:p>
          </table:table-cell>
        </table:table-row>
        <table:table-row table:style-name="Table2.1">
          <table:table-cell table:style-name="Table2.A1" office:value-type="string">
            <text:p text:style-name="P13">LinkedIn</text:p>
          </table:table-cell>
          <table:table-cell table:style-name="Table2.A1" office:value-type="string">
            <text:p text:style-name="P11"/>
          </table:table-cell>
          <table:table-cell table:style-name="Table2.C1" office:value-type="string">
            <text:p text:style-name="P14"><text:a xlink:type="simple" xlink:href="http://linkedin.com/in/nikolaos-margaris-8922713a" text:style-name="Internet_20_link" text:visited-style-name="Visited_20_Internet_20_Link"><text:span text:style-name="Internet_20_link"><text:span text:style-name="T3">http://linkedin.com/in/nikolaos-margaris-8922713a</text:span></text:span></text:a>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6">Citizenship</text:p>
          </table:table-cell>
          <table:table-cell table:style-name="Table3.A1" office:value-type="string">
            <text:p text:style-name="P19"/>
          </table:table-cell>
          <table:table-cell table:style-name="Table3.C1" office:value-type="string">
            <text:p text:style-name="P46">Hellenic (Greek)</text:p>
          </table:table-cell>
        </table:table-row>
      </table:table>
      <text:p text:style-name="P21"/>
      <text:p text:style-name="P18"/>
      <text:p text:style-name="P20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59">Work experience</text:p>
            <text:p text:style-name="P65"><text:span text:style-name="T26">(</text:span><text:span text:style-name="T35">Current</text:span><text:span text:style-name="T26">)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9"><text:span text:style-name="T14">• </text:span><text:span text:style-name="T17">Dates<text:line-break/></text:span></text:p>
          </table:table-cell>
          <table:table-cell table:style-name="Table4.A1" office:value-type="string">
            <text:p text:style-name="P24"/>
          </table:table-cell>
          <table:table-cell table:style-name="Table4.C1" office:value-type="string">
            <text:p text:style-name="P41"><text:span text:style-name="T29"><text:s/></text:span><text:span text:style-name="T40">Mar</text:span><text:span text:style-name="T31">, </text:span><text:span text:style-name="T39">2021</text:span><text:span text:style-name="T34"></text:span><text:span text:style-name="T32"> </text:span><text:span text:style-name="T37">Now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4">• </text:span><text:span text:style-name="T18">Name and address of employer</text:span></text:p>
          </table:table-cell>
          <table:table-cell table:style-name="Table4.A1" office:value-type="string">
            <text:p text:style-name="P26"/>
          </table:table-cell>
          <table:table-cell table:style-name="Table4.C1" office:value-type="string">
            <text:p text:style-name="P43">Anixe Hellas</text:p>
            <text:p text:style-name="P41"><text:span text:style-name="Internet_20_link"><text:span text:style-name="T42">https://anixe.pl/</text:span></text:span></text:p>
            <text:p text:style-name="P41"><text:span text:style-name="Internet_20_link"><text:span text:style-name="T42">https://www.linkedin.com/company/anixehellas</text:span></text:span></text:p>
            <text:p text:style-name="P41"><text:span text:style-name="Internet_20_link"><text:span text:style-name="T42">https://www.facebook.com/anixehellas/</text:span>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4">• </text:span><text:span text:style-name="T18">Type of business or sector</text:span></text:p>
          </table:table-cell>
          <table:table-cell table:style-name="Table4.A1" office:value-type="string">
            <text:p text:style-name="P29"/>
          </table:table-cell>
          <table:table-cell table:style-name="Table4.C1" office:value-type="string">
            <text:p text:style-name="P43">IT Services - Tourism, Travel</text:p>
          </table:table-cell>
        </table:table-row>
        <table:table-row table:style-name="Table4.1">
          <table:table-cell table:style-name="Table4.A1" office:value-type="string">
            <text:p text:style-name="P39"><text:span text:style-name="T14">• </text:span><text:span text:style-name="T18">Occupation or position held</text:span></text:p>
          </table:table-cell>
          <table:table-cell table:style-name="Table4.A1" office:value-type="string">
            <text:p text:style-name="P26"/>
          </table:table-cell>
          <table:table-cell table:style-name="Table4.C1" office:value-type="string">
            <text:p text:style-name="P45">Front End Technical Lead</text:p>
          </table:table-cell>
        </table:table-row>
        <table:table-row table:style-name="Table4.1">
          <table:table-cell table:style-name="Table4.A1" office:value-type="string">
            <text:p text:style-name="P39"><text:span text:style-name="T14">• </text:span><text:span text:style-name="T18">Main activities and responsibilities</text:span></text:p>
          </table:table-cell>
          <table:table-cell table:style-name="Table4.A1" office:value-type="string">
            <text:p text:style-name="P26"/>
          </table:table-cell>
          <table:table-cell table:style-name="Table4.C1" office:value-type="string">
            <text:p text:style-name="P43"><text:span text:style-name="background-details"><text:span text:style-name="T52">Focusing on everyday improvement of FE Developers/Engineers.</text:span></text:span></text:p>
            <text:p text:style-name="P68"><text:span text:style-name="background-details"><text:span text:style-name="T50">Selecting right technologies and defining implementation strategies.</text:span></text:span></text:p>
            <text:p text:style-name="P68"><text:span text:style-name="background-details"><text:span text:style-name="T50">Ensuring quality product results.</text:span></text:span></text:p>
            <text:p text:style-name="P68"><text:span text:style-name="background-details"><text:span text:style-name="T50">Establishing development Best Practices.</text:span></text:span></text:p>
            <text:p text:style-name="P68"><text:span text:style-name="background-details"><text:span text:style-name="T50">Performing trainings.</text:span></text:span></text:p>
            <text:p text:style-name="P51"><text:span text:style-name="background-details"><text:span text:style-name="T51">Enhancing company's knowledge base and documentation.</text:span></text:span></text:p>
          </table:table-cell>
        </table:table-row>
      </table:table>
      <text:p text:style-name="P8"/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8">Work experience</text:p>
            <text:p text:style-name="P64"><text:span text:style-name="T26">(</text:span><text:span text:style-name="T35">Past</text:span><text:span text:style-name="T26">)</text:span>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<text:span text:style-name="T14">• </text:span><text:span text:style-name="T17">Dates<text:line-break/></text:span></text:p>
          </table:table-cell>
          <table:table-cell table:style-name="Table6.A1" office:value-type="string">
            <text:p text:style-name="P23"/>
          </table:table-cell>
          <table:table-cell table:style-name="Table6.C1" office:value-type="string">
            <text:p text:style-name="P40"><text:span text:style-name="T29"><text:s/>May</text:span><text:span text:style-name="T31">, 2018 </text:span><text:span text:style-name="T34"></text:span><text:span text:style-name="T32"> </text:span><text:span text:style-name="T38">Mar</text:span><text:span text:style-name="T36"> 2021</text:span></text:p>
          </table:table-cell>
        </table:table-row>
        <table:table-row table:style-name="Table6.1">
          <table:table-cell table:style-name="Table6.A1" office:value-type="string">
            <text:p text:style-name="P38"><text:span text:style-name="T14">• </text:span><text:span text:style-name="T18">Name and address of employer</text:span></text:p>
          </table:table-cell>
          <table:table-cell table:style-name="Table6.A1" office:value-type="string">
            <text:p text:style-name="P25"/>
          </table:table-cell>
          <table:table-cell table:style-name="Table6.C1" office:value-type="string">
            <text:p text:style-name="P42">Anixe Hellas</text:p>
            <text:p text:style-name="P40"><text:span text:style-name="Internet_20_link"><text:span text:style-name="T42">https://anixe.pl/</text:span></text:span></text:p>
            <text:p text:style-name="P40"><text:span text:style-name="Internet_20_link"><text:span text:style-name="T42">https://www.linkedin.com/company/anixehellas</text:span></text:span></text:p>
            <text:p text:style-name="P40"><text:span text:style-name="Internet_20_link"><text:span text:style-name="T42">https://www.facebook.com/anixehellas/</text:span></text:span></text:p>
          </table:table-cell>
        </table:table-row>
        <table:table-row table:style-name="Table6.1">
          <table:table-cell table:style-name="Table6.A1" office:value-type="string">
            <text:p text:style-name="P38"><text:span text:style-name="T14">• </text:span><text:span text:style-name="T18">Type of business or sector</text:span></text:p>
          </table:table-cell>
          <table:table-cell table:style-name="Table6.A1" office:value-type="string">
            <text:p text:style-name="P28"/>
          </table:table-cell>
          <table:table-cell table:style-name="Table6.C1" office:value-type="string">
            <text:p text:style-name="P42">IT Services - Tourism, Travel</text:p>
          </table:table-cell>
        </table:table-row>
        <table:table-row table:style-name="Table6.1">
          <table:table-cell table:style-name="Table6.A1" office:value-type="string">
            <text:p text:style-name="P38"><text:span text:style-name="T14">• </text:span><text:span text:style-name="T18">Occupation or position held</text:span></text:p>
          </table:table-cell>
          <table:table-cell table:style-name="Table6.A1" office:value-type="string">
            <text:p text:style-name="P25"/>
          </table:table-cell>
          <table:table-cell table:style-name="Table6.C1" office:value-type="string">
            <text:p text:style-name="P44">Senior Front End Engineer</text:p>
          </table:table-cell>
        </table:table-row>
        <table:table-row table:style-name="Table6.1">
          <table:table-cell table:style-name="Table6.A1" office:value-type="string">
            <text:list xml:id="list2343555222" text:style-name="WW8Num2">
              <text:list-item>
                <text:p text:style-name="P70">Projects</text:p>
              </text:list-item>
            </text:list>
          </table:table-cell>
          <table:table-cell table:style-name="Table6.A1" office:value-type="string">
            <text:p text:style-name="P30"/>
          </table:table-cell>
          <table:table-cell table:style-name="Table6.C1" office:value-type="string">
            <text:p text:style-name="P40"><text:span text:style-name="T15">ZYTHOS</text:span><text:span text:style-name="T18"> - Contract Management Project (part of large scale modular solution called ARKADIA) in </text:span><text:span text:style-name="T15">Angular 10</text:span><text:span text:style-name="T18"> and </text:span><text:span text:style-name="T15">Java 8</text:span></text:p>
            <text:p text:style-name="P40"><text:span text:style-name="T15">UNPP</text:span><text:span text:style-name="T18"> -Back Office (Bed Bank Management) Projects in </text:span><text:span text:style-name="T15">Angular 7</text:span><text:span text:style-name="T18"> and </text:span><text:span text:style-name="T15">.Net Core</text:span></text:p>
          </table:table-cell>
        </table:table-row>
        <table:table-row table:style-name="Table6.1">
          <table:table-cell table:style-name="Table6.A1" office:value-type="string">
            <text:p text:style-name="P38"><text:span text:style-name="T14">• </text:span><text:span text:style-name="T18">Main activities and responsibilities</text:span></text:p>
          </table:table-cell>
          <table:table-cell table:style-name="Table6.A1" office:value-type="string">
            <text:p text:style-name="P25"/>
          </table:table-cell>
          <table:table-cell table:style-name="Table6.C1" office:value-type="string">
            <text:p text:style-name="P42">Drive Front End apps (Zythos, Unique++, Yield++).</text:p>
            <text:p text:style-name="P42">Design Front End Architecture</text:p>
            <text:p text:style-name="P42">Implement new Front End features using agile methodologies.</text:p>
            <text:p text:style-name="P42">Increase product quality, both for Front End and Back End.</text:p>
            <text:p text:style-name="P42">Provide consultation / training to colleagues with regards to Front End.</text:p>
            <text:p text:style-name="P40"><text:span text:style-name="T18">Configure and use proper healthy automated </text:span><text:span text:style-name="T15">CI</text:span><text:span text:style-name="T18"> pipelines.</text:span></text:p>
            <text:p text:style-name="P40"><text:span text:style-name="T18">Embrace </text:span><text:span text:style-name="T15">Docker</text:span><text:span text:style-name="T18"> containerization.</text:span></text:p>
            <text:p text:style-name="P42"><text:soft-page-break/>Maintain Front End libraries</text:p>
            <text:p text:style-name="P42">Contribute to Styleguide and commonly shared libraries</text:p>
            <text:p text:style-name="P42">Contribute to Back End's functionality.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8">Work experience</text:p>
            <text:p text:style-name="P60">(Past)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8"><text:span text:style-name="T14">• </text:span><text:span text:style-name="T17">Dates<text:line-break/></text:span></text:p>
          </table:table-cell>
          <table:table-cell table:style-name="Table8.A1" office:value-type="string">
            <text:p text:style-name="P23"/>
          </table:table-cell>
          <table:table-cell table:style-name="Table8.C1" office:value-type="string">
            <text:p text:style-name="P40"><text:span text:style-name="T29"><text:s/>November</text:span><text:span text:style-name="T31">, 2016 </text:span><text:span text:style-name="T34"></text:span><text:span text:style-name="T32"> 2018</text:span></text:p>
          </table:table-cell>
        </table:table-row>
        <table:table-row table:style-name="Table8.1">
          <table:table-cell table:style-name="Table8.A1" office:value-type="string">
            <text:p text:style-name="P38"><text:span text:style-name="T14">• </text:span><text:span text:style-name="T18">Name and address of employer</text:span></text:p>
          </table:table-cell>
          <table:table-cell table:style-name="Table8.A1" office:value-type="string">
            <text:p text:style-name="P25"/>
          </table:table-cell>
          <table:table-cell table:style-name="Table8.C1" office:value-type="string">
            <text:p text:style-name="P40"><text:span text:style-name="T18">Ryanair (</text:span><text:span text:style-name="T17">Ryanair DAC Corporate Head Office</text:span><text:span text:style-name="T18">)</text:span></text:p>
            <text:p text:style-name="P40"><text:a xlink:type="simple" xlink:href="http://www.unify.com/" text:style-name="Internet_20_link" text:visited-style-name="Visited_20_Internet_20_Link"><text:span text:style-name="Internet_20_link"><text:span text:style-name="T42">h</text:span></text:span></text:a><text:span text:style-name="Internet_20_link"><text:span text:style-name="T42">ttp://ryanair.com</text:span></text:span></text:p>
          </table:table-cell>
        </table:table-row>
        <table:table-row table:style-name="Table8.1">
          <table:table-cell table:style-name="Table8.A1" office:value-type="string">
            <text:p text:style-name="P38"><text:span text:style-name="T14">• </text:span><text:span text:style-name="T18">Type of business or sector</text:span></text:p>
          </table:table-cell>
          <table:table-cell table:style-name="Table8.A1" office:value-type="string">
            <text:p text:style-name="P28"/>
          </table:table-cell>
          <table:table-cell table:style-name="Table8.C1" office:value-type="string">
            <text:p text:style-name="P42">Airline / Aviation Services – Ryanair Labs</text:p>
          </table:table-cell>
        </table:table-row>
        <table:table-row table:style-name="Table8.1">
          <table:table-cell table:style-name="Table8.A1" office:value-type="string">
            <text:p text:style-name="P38"><text:span text:style-name="T14">• </text:span><text:span text:style-name="T18">Occupation or position held</text:span></text:p>
          </table:table-cell>
          <table:table-cell table:style-name="Table8.A1" office:value-type="string">
            <text:p text:style-name="P25"/>
          </table:table-cell>
          <table:table-cell table:style-name="Table8.C1" office:value-type="string">
            <text:p text:style-name="P44">Senior Front End Developer</text:p>
          </table:table-cell>
        </table:table-row>
        <table:table-row table:style-name="Table8.1">
          <table:table-cell table:style-name="Table8.A1" office:value-type="string">
            <text:list xml:id="list114736462859443" text:continue-numbering="true" text:style-name="WW8Num2">
              <text:list-item>
                <text:p text:style-name="P70">Projects</text:p>
              </text:list-item>
            </text:list>
          </table:table-cell>
          <table:table-cell table:style-name="Table8.A1" office:value-type="string">
            <text:p text:style-name="P30"/>
          </table:table-cell>
          <table:table-cell table:style-name="Table8.C1" office:value-type="string">
            <text:p text:style-name="P40"><text:span text:style-name="T18">Development of an </text:span><text:span text:style-name="T15">Angular</text:span><text:span text:style-name="T18"> 5 Web Application (Ryanair Rooms – </text:span><text:a xlink:type="simple" xlink:href="http://rooms.ryanair.com/" text:style-name="Internet_20_link" text:visited-style-name="Visited_20_Internet_20_Link"><text:span text:style-name="Internet_20_link"><text:span text:style-name="T20">http://rooms.ryanair.com</text:span></text:span></text:a><text:span text:style-name="T18">) using Typescript, </text:span><text:span text:style-name="T16">Redux</text:span><text:span text:style-name="T18">, </text:span><text:span text:style-name="T16">RxJs</text:span><text:span text:style-name="T18">, </text:span><text:span text:style-name="T16">Webpack</text:span><text:span text:style-name="T18">, </text:span><text:span text:style-name="T16">JEST</text:span><text:span text:style-name="T18"> and several 3</text:span><text:span text:style-name="T44">rd</text:span><text:span text:style-name="T18"> party </text:span><text:span text:style-name="T16">Angular</text:span><text:span text:style-name="T18"> / </text:span><text:span text:style-name="T16">Node.js</text:span><text:span text:style-name="T18"> modules.</text:span></text:p>
            <text:p text:style-name="P40"><text:span text:style-name="T18">Development of several </text:span><text:span text:style-name="T15">Angular 5 Micromodules</text:span><text:span text:style-name="T18">.</text:span></text:p>
            <text:p text:style-name="P40"><text:span text:style-name="T18">Cloud configuration of deployed projects using </text:span><text:span text:style-name="T15">AWS</text:span></text:p>
          </table:table-cell>
        </table:table-row>
        <table:table-row table:style-name="Table8.1">
          <table:table-cell table:style-name="Table8.A1" office:value-type="string">
            <text:p text:style-name="P38"><text:span text:style-name="T14">• </text:span><text:span text:style-name="T18">Main activities and responsibilities</text:span></text:p>
          </table:table-cell>
          <table:table-cell table:style-name="Table8.A1" office:value-type="string">
            <text:p text:style-name="P25"/>
          </table:table-cell>
          <table:table-cell table:style-name="Table8.C1" office:value-type="string">
            <text:p text:style-name="P42">Design from the beginning and implement a new Web application and several features requested by customers (Product owners, Business Analysts).</text:p>
            <text:p text:style-name="P42">Tech lead a small team producing clean and effective code, according to best practices.</text:p>
            <text:p text:style-name="P42">Contribute to company’s technical knowledge increase by conducting internal training sessions, providing proper documentation and presentations. </text:p>
            <text:p text:style-name="P42">Efficiently solve customer-tickets for sustaining and new product versions.</text:p>
            <text:p text:style-name="P42">Develop several proof-of-concepts based on new ideas.</text:p>
            <text:p text:style-name="P42">Contribute to performance enhancements of company’s internal products.</text:p>
            <text:p text:style-name="P42">Work on both ‘agile-based’ and ‘waterfall’ production processes (Scrum, KanBan e.t.c.)</text:p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8">Work experience</text:p>
            <text:p text:style-name="P60">(Past)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8"><text:span text:style-name="T14">• </text:span><text:span text:style-name="T17">Dates<text:line-break/></text:span></text:p>
          </table:table-cell>
          <table:table-cell table:style-name="Table10.A1" office:value-type="string">
            <text:p text:style-name="P23"/>
          </table:table-cell>
          <table:table-cell table:style-name="Table10.C1" office:value-type="string">
            <text:p text:style-name="P40"><text:span text:style-name="T29"><text:s/></text:span><text:span text:style-name="T31">May, 2008 </text:span><text:span text:style-name="T34"></text:span><text:span text:style-name="T32"> October, 2016</text:span></text:p>
          </table:table-cell>
        </table:table-row>
        <table:table-row table:style-name="Table10.1">
          <table:table-cell table:style-name="Table10.A1" office:value-type="string">
            <text:p text:style-name="P38"><text:span text:style-name="T14">• </text:span><text:span text:style-name="T18">Name and address of employer</text:span></text:p>
          </table:table-cell>
          <table:table-cell table:style-name="Table10.A1" office:value-type="string">
            <text:p text:style-name="P25"/>
          </table:table-cell>
          <table:table-cell table:style-name="Table10.C1" office:value-type="string">
            <text:p text:style-name="P42">UNIFY (formely known as Siemens Enterprise Communications (SEN)) </text:p>
            <text:p text:style-name="P40"><text:a xlink:type="simple" xlink:href="http://www.unify.com/" text:style-name="Internet_20_link" text:visited-style-name="Visited_20_Internet_20_Link"><text:span text:style-name="Internet_20_link"><text:span text:style-name="T42">http://www.unify.com</text:span></text:span></text:a></text:p>
          </table:table-cell>
        </table:table-row>
        <table:table-row table:style-name="Table10.1">
          <table:table-cell table:style-name="Table10.A1" office:value-type="string">
            <text:p text:style-name="P38"><text:span text:style-name="T14">• </text:span><text:span text:style-name="T18">Type of business or sector</text:span></text:p>
          </table:table-cell>
          <table:table-cell table:style-name="Table10.A1" office:value-type="string">
            <text:p text:style-name="P28"/>
          </table:table-cell>
          <table:table-cell table:style-name="Table10.C1" office:value-type="string">
            <text:p text:style-name="P42">Telecommunications</text:p>
          </table:table-cell>
        </table:table-row>
        <table:table-row table:style-name="Table10.1">
          <table:table-cell table:style-name="Table10.A1" office:value-type="string">
            <text:p text:style-name="P38"><text:span text:style-name="T14">• </text:span><text:span text:style-name="T18">Occupation or position held</text:span></text:p>
          </table:table-cell>
          <table:table-cell table:style-name="Table10.A1" office:value-type="string">
            <text:p text:style-name="P25"/>
          </table:table-cell>
          <table:table-cell table:style-name="Table10.C1" office:value-type="string">
            <text:p text:style-name="P40"><text:span text:style-name="T45">Senior Software Engineer at SEN’s </text:span><text:span text:style-name="T46">business-social </text:span><text:span text:style-name="T47">AngularJS</text:span><text:span text:style-name="T46"> based web </text:span><text:span text:style-name="T47">NodeJS</text:span><text:span text:style-name="T46"> application</text:span></text:p>
          </table:table-cell>
        </table:table-row>
        <table:table-row table:style-name="Table10.1">
          <table:table-cell table:style-name="Table10.A1" office:value-type="string">
            <text:p text:style-name="P38"><text:span text:style-name="T14">• </text:span><text:span text:style-name="T18">Previous occupation</text:span></text:p>
          </table:table-cell>
          <table:table-cell table:style-name="Table10.A1" office:value-type="string">
            <text:p text:style-name="P30"/>
          </table:table-cell>
          <table:table-cell table:style-name="Table10.C1" office:value-type="string">
            <text:p text:style-name="P42">Senior Software Engineer at SEN’s IP softswitch solution known as HiPath8000</text:p>
          </table:table-cell>
        </table:table-row>
        <table:table-row table:style-name="Table10.1">
          <table:table-cell table:style-name="Table10.A1" office:value-type="string">
            <text:list xml:id="list114737134833293" text:continue-numbering="true" text:style-name="WW8Num2">
              <text:list-item>
                <text:p text:style-name="P70">Projects</text:p>
              </text:list-item>
            </text:list>
          </table:table-cell>
          <table:table-cell table:style-name="Table10.A1" office:value-type="string">
            <text:p text:style-name="P30"/>
          </table:table-cell>
          <table:table-cell table:style-name="Table10.C1" office:value-type="string">
            <text:p text:style-name="P40"><text:span text:style-name="T18">Development of an </text:span><text:span text:style-name="T15">AngularJS</text:span><text:span text:style-name="T18"> client application using </text:span><text:span text:style-name="T15">HTML5</text:span><text:span text:style-name="T18">, several other JS Frameworks and 3</text:span><text:span text:style-name="T44">rd</text:span><text:span text:style-name="T18"> party JS libraries.</text:span></text:p>
            <text:p text:style-name="P40"><text:span text:style-name="T18">Development of a web server in </text:span><text:span text:style-name="T15">NodeJs</text:span><text:span text:style-name="T18"> backed by </text:span><text:span text:style-name="T15">RedisDB</text:span><text:span text:style-name="T18">, </text:span><text:span text:style-name="T15">MongoDB</text:span><text:span text:style-name="T18">.</text:span></text:p>
            <text:p text:style-name="P40"><text:span text:style-name="T48">Development of automated test-suites using JSHint, </text:span><text:span text:style-name="T49">Jasmine</text:span><text:span text:style-name="T48">, JSCover.</text:span></text:p>
            <text:p text:style-name="P42">Development of a web portal using J2EE, JSP, JSF, AJAX, on TOMCAT server.</text:p>
            <text:p text:style-name="P42">Development of WebServices (SOAP, Axis, Hibernate, OpenJPA, JAXB, JCraft) <text:s/>on OSGI <text:s/>container.</text:p>
            <text:p text:style-name="P42">Development of an SNMP agent using SNM4J.</text:p>
            <text:p text:style-name="P42">Development on MySQL, Solid DBs.</text:p>
            <text:p text:style-name="P42">Development (research) a new social-application using NodeJS, AngularJS.</text:p>
            <text:p text:style-name="P42">Tooling: Eclipse, ANT, Maven, made custom tools using Python/Perl/C++.</text:p>
            <text:p text:style-name="P42">Version control: Git, ClearCase (IBM)</text:p>
          </table:table-cell>
        </table:table-row>
        <table:table-row table:style-name="Table10.1">
          <table:table-cell table:style-name="Table10.A1" office:value-type="string">
            <text:p text:style-name="P38"><text:span text:style-name="T14">• </text:span><text:span text:style-name="T18">Main activities and responsibilities</text:span></text:p>
          </table:table-cell>
          <table:table-cell table:style-name="Table10.A1" office:value-type="string">
            <text:p text:style-name="P25"/>
          </table:table-cell>
          <table:table-cell table:style-name="Table10.C1" office:value-type="string">
            <text:p text:style-name="P42">Design from the beginning and implement new features requested by customers.</text:p>
            <text:p text:style-name="P42">Efficiently solve customer-tickets for sustaining and new product versions.</text:p>
            <text:p text:style-name="P42">Contribute to performance enhancements of company’s internal products.</text:p>
            <text:p text:style-name="P42">Working on both ‘agile-based’ and ‘waterfall’ production processes.</text:p>
          </table:table-cell>
        </table:table-row>
      </table:table>
      <text:p text:style-name="P3"><text:soft-page-break/></text:p>
      <text:p text:style-name="P3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6">Work experience</text:p>
            <text:p text:style-name="P67">(Past)</text:p>
          </table:table-cell>
        </table:table-row>
      </table:table>
      <text:p text:style-name="P3"/>
      <text:p text:style-name="P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8"><text:span text:style-name="T14">• </text:span><text:span text:style-name="T18">Dates<text:line-break/></text:span></text:p>
          </table:table-cell>
          <table:table-cell table:style-name="Table12.A1" office:value-type="string">
            <text:p text:style-name="P25"/>
          </table:table-cell>
          <table:table-cell table:style-name="Table12.C1" office:value-type="string">
            <text:p text:style-name="P40"><text:span text:style-name="T29"><text:s/></text:span><text:span text:style-name="T32">November, 2007 </text:span><text:span text:style-name="T34"></text:span><text:span text:style-name="T32"> April, 2008</text:span></text:p>
          </table:table-cell>
        </table:table-row>
        <table:table-row table:style-name="Table12.1">
          <table:table-cell table:style-name="Table12.A1" office:value-type="string">
            <text:p text:style-name="P38"><text:span text:style-name="T14">• </text:span><text:span text:style-name="T18">Name and address of employer</text:span></text:p>
          </table:table-cell>
          <table:table-cell table:style-name="Table12.A1" office:value-type="string">
            <text:p text:style-name="P25"/>
          </table:table-cell>
          <table:table-cell table:style-name="Table12.C1" office:value-type="string">
            <text:p text:style-name="P42">Framework (IBM)</text:p>
            <text:p text:style-name="P40"><text:a xlink:type="simple" xlink:href="http://www.sap.com/greece/partners/alpha/framework.epx" text:style-name="Internet_20_link" text:visited-style-name="Visited_20_Internet_20_Link"><text:span text:style-name="Internet_20_link"><text:span text:style-name="T41">http://www.sap.com/greece/partners/alpha/framework.epx</text:span></text:span></text:a></text:p>
          </table:table-cell>
        </table:table-row>
        <table:table-row table:style-name="Table12.1">
          <table:table-cell table:style-name="Table12.A1" office:value-type="string">
            <text:p text:style-name="P38"><text:span text:style-name="T14">• </text:span><text:span text:style-name="T18">Type of business or sector</text:span></text:p>
          </table:table-cell>
          <table:table-cell table:style-name="Table12.A1" office:value-type="string">
            <text:p text:style-name="P28"/>
          </table:table-cell>
          <table:table-cell table:style-name="Table12.C1" office:value-type="string">
            <text:p text:style-name="P42">ERP (SAP)</text:p>
          </table:table-cell>
        </table:table-row>
        <table:table-row table:style-name="Table12.1">
          <table:table-cell table:style-name="Table12.A1" office:value-type="string">
            <text:p text:style-name="P38"><text:span text:style-name="T14">• </text:span><text:span text:style-name="T18">Occupation or position held</text:span></text:p>
          </table:table-cell>
          <table:table-cell table:style-name="Table12.A1" office:value-type="string">
            <text:p text:style-name="P25"/>
          </table:table-cell>
          <table:table-cell table:style-name="Table12.C1" office:value-type="string">
            <text:p text:style-name="P40"><text:span text:style-name="T18">SAP R/3 Developer (External Associate) for IBM </text:span><text:span text:style-name="T46">supporting SAP installation/configuration at Hellenic Army and (F.A.G.E. – Milk Industry).</text:span></text:p>
          </table:table-cell>
        </table:table-row>
        <table:table-row table:style-name="Table12.1">
          <table:table-cell table:style-name="Table12.A1" office:value-type="string">
            <text:list xml:id="list114736314892111" text:continue-numbering="true" text:style-name="WW8Num2">
              <text:list-item>
                <text:p text:style-name="P70">Projects</text:p>
              </text:list-item>
            </text:list>
          </table:table-cell>
          <table:table-cell table:style-name="Table12.A1" office:value-type="string">
            <text:p text:style-name="P28"/>
          </table:table-cell>
          <table:table-cell table:style-name="Table12.C1" office:value-type="string">
            <text:p text:style-name="P42">Developed ABAP reports &amp; dialogs for a project named ‘Phillipos’.</text:p>
          </table:table-cell>
        </table:table-row>
        <table:table-row table:style-name="Table12.1">
          <table:table-cell table:style-name="Table12.A1" office:value-type="string">
            <text:p text:style-name="P38"><text:span text:style-name="T14">• </text:span><text:span text:style-name="T18">Main activities and responsibilities</text:span></text:p>
          </table:table-cell>
          <table:table-cell table:style-name="Table12.A1" office:value-type="string">
            <text:p text:style-name="P25"/>
          </table:table-cell>
          <table:table-cell table:style-name="Table12.C1" office:value-type="string">
            <text:p text:style-name="P42">Support SAP Consultants based on customer requests.</text:p>
          </table:table-cell>
        </table:table-row>
      </table:table>
      <text:p text:style-name="P3"/>
      <text:p text:style-name="P3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61">Education and training</text:p>
          </table:table-cell>
        </table:table-row>
      </table:table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8"><text:span text:style-name="T19">• </text:span><text:span text:style-name="T18">Dates<text:line-break/></text:span></text:p>
          </table:table-cell>
          <table:table-cell table:style-name="Table14.A1" office:value-type="string">
            <text:p text:style-name="P28"/>
          </table:table-cell>
          <table:table-cell table:style-name="Table14.C1" office:value-type="string">
            <text:p text:style-name="P40"><text:span text:style-name="T18">2000 </text:span><text:span text:style-name="T43"></text:span><text:span text:style-name="T18"> 2005</text:span></text:p>
          </table:table-cell>
        </table:table-row>
        <table:table-row table:style-name="Table14.1">
          <table:table-cell table:style-name="Table14.A1" office:value-type="string">
            <text:p text:style-name="P38"><text:span text:style-name="T19">• </text:span><text:span text:style-name="T18">Name and type of organization providing education and training</text:span></text:p>
          </table:table-cell>
          <table:table-cell table:style-name="Table14.A1" office:value-type="string">
            <text:p text:style-name="P28"/>
          </table:table-cell>
          <table:table-cell table:style-name="Table14.C1" office:value-type="string">
            <text:p text:style-name="P42">Computer Engineering &amp; Infomatics Department at university of Patras (Panepistimion Patron)</text:p>
          </table:table-cell>
        </table:table-row>
        <table:table-row table:style-name="Table14.1">
          <table:table-cell table:style-name="Table14.A1" office:value-type="string">
            <text:p text:style-name="P40"><text:span text:style-name="T19"><text:s text:c="18"/></text:span><text:span text:style-name="T18">Graduation Project</text:span></text:p>
          </table:table-cell>
          <table:table-cell table:style-name="Table14.A1" office:value-type="string">
            <text:p text:style-name="P28"/>
          </table:table-cell>
          <table:table-cell table:style-name="Table14.C1" office:value-type="string">
            <text:p text:style-name="O_3f_ia_20_eaeiYiio_20_2_20__2b__20_Arial"><text:span text:style-name="_3f_nia_3f_eeaaiYic_20_anaiiaoioaenU"><text:span text:style-name="T42">USB Software Embedded System in ARM9</text:span></text:span></text:p>
          </table:table-cell>
        </table:table-row>
        <table:table-row table:style-name="Table14.1">
          <table:table-cell table:style-name="Table14.A1" office:value-type="string">
            <text:p text:style-name="P38"><text:span text:style-name="T19">• </text:span><text:span text:style-name="T18">Title of qualification awarded</text:span></text:p>
          </table:table-cell>
          <table:table-cell table:style-name="Table14.A1" office:value-type="string">
            <text:p text:style-name="P28"/>
          </table:table-cell>
          <table:table-cell table:style-name="Table14.C1" office:value-type="string">
            <text:p text:style-name="O_3f_ia_20_eaeiYiio_20_2_20__2b__20_Arial"><text:span text:style-name="_3f_nia_3f_eeaaiYic_20_anaiiaoioaenU"><text:span text:style-name="T2">(MS - BS), </text:span></text:span><text:a xlink:type="simple" xlink:href="http://www.linkedin.com/search?search=&amp;keywords=Diploma&amp;sortCriteria=R&amp;keepFacets=true" text:style-name="Internet_20_link" text:visited-style-name="Visited_20_Internet_20_Link"><text:span text:style-name="_3f_nia_3f_eeaaiYic_20_anaiiaoioaenU"><text:span text:style-name="T2">Diploma</text:span></text:span></text:a><text:span text:style-name="_3f_nia_3f_eeaaiYic_20_anaiiaoioaenU"><text:span text:style-name="T2">, </text:span></text:span><text:a xlink:type="simple" xlink:href="http://www.linkedin.com/search?search=&amp;keywords=Computer+Engineering+%26+Infomatics&amp;sortCriteria=R&amp;keepFacets=true" text:style-name="Internet_20_link" text:visited-style-name="Visited_20_Internet_20_Link"><text:span text:style-name="_3f_nia_3f_eeaaiYic_20_anaiiaoioaenU"><text:span text:style-name="T2">Computer Engineering &amp; Infomatics</text:span></text:span></text:a></text:p>
          </table:table-cell>
        </table:table-row>
      </table:table>
      <text:p text:style-name="P5"/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52">Mother tongue</text:p>
          </table:table-cell>
          <table:table-cell table:style-name="Table15.A1" office:value-type="string">
            <text:p text:style-name="P31"/>
          </table:table-cell>
          <table:table-cell table:style-name="Table15.C1" office:value-type="string">
            <text:p text:style-name="P47">Hellenic (Greek)</text:p>
          </table:table-cell>
        </table:table-row>
      </table:table>
      <text:p text:style-name="P2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3">Other languages</text:p>
          </table:table-cell>
        </table:table-row>
      </table:table>
      <text:p text:style-name="P22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57"><text:span text:style-name="T4">Specify language </text:span><text:span text:style-name="T23"><text:s/></text:span></text:p>
          </table:table-cell>
          <table:table-cell table:style-name="Table17.A1" office:value-type="string">
            <text:p text:style-name="P30"/>
          </table:table-cell>
          <table:table-cell table:style-name="Table17.C1" office:value-type="string">
            <text:p text:style-name="P47">English</text:p>
          </table:table-cell>
        </table:table-row>
        <table:table-row table:style-name="Table17.1">
          <table:table-cell table:style-name="Table17.A1" office:value-type="string">
            <text:p text:style-name="P57"><text:span text:style-name="T24">• </text:span><text:span text:style-name="T25">Reading skills</text:span></text:p>
          </table:table-cell>
          <table:table-cell table:style-name="Table17.A1" office:value-type="string">
            <text:p text:style-name="P28"/>
          </table:table-cell>
          <table:table-cell table:style-name="Table17.C1" office:value-type="string">
            <text:p text:style-name="P48">Excellent</text:p>
          </table:table-cell>
        </table:table-row>
        <table:table-row table:style-name="Table17.1">
          <table:table-cell table:style-name="Table17.A1" office:value-type="string">
            <text:p text:style-name="P56"><text:span text:style-name="T24">• </text:span><text:span text:style-name="T25">Writing skills</text:span></text:p>
          </table:table-cell>
          <table:table-cell table:style-name="Table17.A1" office:value-type="string">
            <text:p text:style-name="P28"/>
          </table:table-cell>
          <table:table-cell table:style-name="Table17.C1" office:value-type="string">
            <text:p text:style-name="P48">Good</text:p>
          </table:table-cell>
        </table:table-row>
        <table:table-row table:style-name="Table17.1">
          <table:table-cell table:style-name="Table17.A1" office:value-type="string">
            <text:p text:style-name="P54"><text:span text:style-name="T5">• </text:span><text:span text:style-name="T23">Verbal skills</text:span></text:p>
          </table:table-cell>
          <table:table-cell table:style-name="Table17.A1" office:value-type="string">
            <text:p text:style-name="P28"/>
          </table:table-cell>
          <table:table-cell table:style-name="Table17.C1" office:value-type="string">
            <text:p text:style-name="P48">Good</text:p>
          </table:table-cell>
        </table:table-row>
      </table:table>
      <text:p text:style-name="P4"/>
      <text:p text:style-name="P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53">Technical skills </text:p>
            <text:p text:style-name="P53">and competences</text:p>
            <text:p text:style-name="P37"/>
          </table:table-cell>
          <table:table-cell table:style-name="Table18.A1" office:value-type="string">
            <text:p text:style-name="P33"/>
          </table:table-cell>
          <table:table-cell table:style-name="Table18.C1" office:value-type="string">
            <text:p text:style-name="P49"><text:span text:style-name="T23">Professional </text:span><text:span text:style-name="T4">Functional and</text:span><text:span text:style-name="T23"> </text:span><text:span text:style-name="T4">Object Oriented JavaScript</text:span><text:span text:style-name="T23"> programming using </text:span><text:span text:style-name="T4">Angular </text:span><text:span text:style-name="T23">and several 3rdparty libraries (jquery, bootstrap, logger, socket.io, websocket e.t.c).</text:span></text:p>
            <text:p text:style-name="P48">Experienced NodeJs developer.</text:p>
            <text:p text:style-name="P48">Expericened in Automation testing: Selenium, Protractor</text:p>
            <text:p text:style-name="P48">Experienced in Devops: Docker, Jenkins</text:p>
            <text:p text:style-name="P48">Experienced in Java (J2EE).</text:p>
            <text:p text:style-name="P48">Experienced in JSP &amp; JSF technologies for web-based Applications.</text:p>
            <text:p text:style-name="P49"><text:span text:style-name="T23">Experienced in </text:span><text:span text:style-name="T4">OSGI</text:span><text:span text:style-name="T23"> based product solutions.</text:span></text:p>
            <text:p text:style-name="P48">Experienced in Unix.</text:p>
            <text:p text:style-name="P48">Experiences with NoSql Databases: Redis, Mongo</text:p>
            <text:p text:style-name="P48">Advanced Perl/Python developer.</text:p>
            <text:p text:style-name="P48">Advanced MySQL, Solid developer.</text:p>
            <text:p text:style-name="P48">Advanced programming level in C/C++.</text:p>
            <text:p text:style-name="P48">Advanced SAP R/3 developer.</text:p>
            <text:p text:style-name="P48">Strong academic knowledge of ASM (x86, ARM9)</text:p>
            <text:p text:style-name="P48">Strong educational background in Math.</text:p>
          </table:table-cell>
        </table:table-row>
      </table:table>
      <text:p text:style-name="P4"/>
      <text:p text:style-name="P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53">Social skills</text:p>
            <text:p text:style-name="P53"><text:soft-page-break/>and competences</text:p>
          </table:table-cell>
          <table:table-cell table:style-name="Table19.A1" office:value-type="string">
            <text:p text:style-name="P34"/>
          </table:table-cell>
          <table:table-cell table:style-name="Table19.C1" office:value-type="string">
            <text:p text:style-name="P48">Hands-on person.</text:p>
            <text:p text:style-name="P48"><text:soft-page-break/>Team-player.</text:p>
            <text:p text:style-name="P48">Supportive personality.</text:p>
            <text:p text:style-name="P48">Able to adapt to different working environments.</text:p>
          </table:table-cell>
        </table:table-row>
      </table:table>
      <text:p text:style-name="P3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53">Organisational skills </text:p>
            <text:p text:style-name="P55"><text:span text:style-name="T27">and competences</text:span><text:span text:style-name="T13"> </text:span><text:span text:style-name="T21">.</text:span></text:p>
          </table:table-cell>
          <table:table-cell table:style-name="Table20.A1" office:value-type="string">
            <text:p text:style-name="P32"/>
          </table:table-cell>
          <table:table-cell table:style-name="Table20.C1" office:value-type="string">
            <text:p text:style-name="P48">Highly organized person.</text:p>
            <text:p text:style-name="P48">Prioritizes tasks according to customer needs</text:p>
          </table:table-cell>
        </table:table-row>
      </table:table>
      <text:p text:style-name="P3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64"><text:span text:style-name="T28">Personal skills<text:line-break/>and competences</text:span><text:span text:style-name="T22"> <text:line-break/></text:span></text:p>
          </table:table-cell>
          <table:table-cell table:style-name="Table21.A1" office:value-type="string">
            <text:p text:style-name="P62"/>
          </table:table-cell>
          <table:table-cell table:style-name="Table21.C1" office:value-type="string">
            <text:p text:style-name="P48">Open-minded.</text:p>
            <text:p text:style-name="P48">Restless spirit; always trying to discover new ideas.</text:p>
            <text:p text:style-name="P48">Goal-driven; persistent when solutions are needed to be found quickly.</text:p>
          </table:table-cell>
        </table:table-row>
      </table:table>
      <text:p text:style-name="P3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53">Other skills </text:p>
            <text:p text:style-name="P53">and competences</text:p>
          </table:table-cell>
          <table:table-cell table:style-name="Table22.A1" office:value-type="string">
            <text:p text:style-name="P35"/>
          </table:table-cell>
          <table:table-cell table:style-name="Table22.C1" office:value-type="string">
            <text:p text:style-name="P48">Programming (and playing) PC games in spare time</text:p>
            <text:p text:style-name="P48">Classical guitar education.</text:p>
            <text:p text:style-name="P48">Playing in bands as electric guitar player.</text:p>
            <text:p text:style-name="P48">Recording music on home studio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Times New Roman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l" fo:country="G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" style:font-family-complex="'Lohit Devanagar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, 'Times New Roman'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76cm" fo:margin-bottom="0.176cm" loext:contextual-spacing="false" fo:orphans="2" fo:widows="2" style:text-autospace="ideograph-alpha" style:punctuation-wrap="hanging" style:vertical-align="auto"/>
      <style:text-properties fo:font-size="12pt" fo:language="el" fo:country="GR" fo:font-weight="bold" style:font-size-asian="12pt" style:font-weight-asian="bold" style:font-size-complex="12pt" style:font-weight-complex="bold"/>
    </style:style>
    <style:style style:name="Aaoeeu" style:family="paragraph">
      <style:paragraph-properties fo:orphans="0" fo:widows="0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oYeeai" style:display-name="O?ioYeeai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" style:display-name="O?ia eaeiYiio" style:family="paragraph" style:parent-style-name="Aaoeeu">
      <style:paragraph-properties fo:text-align="end" style:justify-single-word="false"/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O_3f_ia_20_eaeiYiio_20_3" style:display-name="O?ia eaeiYiio 3" style:family="paragraph" style:parent-style-name="Aaoeeu">
      <style:paragraph-properties fo:text-align="end" style:justify-single-word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Êåöáëßäá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el" fo:country="GR"/>
    </style:style>
    <style:style style:name="ÕðïóÝëéäï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el" fo:country="GR"/>
    </style:style>
    <style:style style:name="Âáóéêü" style:family="paragraph">
      <style:paragraph-properties fo:orphans="0" fo:widows="0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l" fo:country="G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Body_20_Text_20_21" style:display-name="Body Text 21" style:family="paragraph" style:parent-style-name="Standard">
      <style:paragraph-properties fo:margin-left="0.06cm" fo:margin-right="0cm" fo:text-indent="0cm" style:auto-text-indent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_3f_ia_20_eaeiYiio_20_2_20__2b__20_Arial" style:display-name="O?ia eaeiYiio 2 + Arial" style:family="paragraph" style:parent-style-name="Heading_20_4" style:default-outline-level="" style:list-style-name="">
      <loext:graphic-properties draw:fill="solid" draw:fill-color="#ffffff"/>
      <style:paragraph-properties fo:margin-left="0cm" fo:margin-right="0cm" fo:margin-top="0cm" fo:margin-bottom="0cm" loext:contextual-spacing="false" fo:text-indent="0cm" style:auto-text-indent="false" fo:background-color="#ffffff" style:vertical-align="baseline"/>
      <style:text-properties style:font-name="Arial" fo:font-family="Arial" style:font-family-generic="swiss" style:font-pitch="variable" fo:language="en" fo:country="GB" fo:font-weight="normal" style:font-weight-asian="normal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_3f_nia_3f_eeaaiYic_20_anaiiaoioaenU" style:display-name="?nia?eeaaiYic anaiiaoioaenU" style:family="text">
      <style:text-properties fo:font-size="10pt" style:font-size-asian="10pt"/>
    </style:style>
    <style:style style:name="Aneeiuo_20_oae_3f_aao" style:display-name="Aneeiuo oae?aao" style:family="text" style:parent-style-name="_3f_nia_3f_eeaaiYic_20_anaiiaoioaenU"/>
    <style:style style:name="Hyperlink1" style:family="text" style:parent-style-name="WW-Default_20_Paragraph_20_Font">
      <style:text-properties fo:color="#0000ff" fo:font-size="10pt" style:text-underline-style="solid" style:text-underline-width="auto" style:text-underline-color="font-color" style:font-size-asian="10pt"/>
    </style:style>
    <style:style style:name="FollowedHyperlink1" style:family="text" style:parent-style-name="WW-Default_20_Paragraph_20_Font">
      <style:text-properties fo:color="#800080" fo:font-size="10pt" style:text-underline-style="solid" style:text-underline-width="auto" style:text-underline-color="font-color" style:font-size-asian="10pt"/>
    </style:style>
    <style:style style:name="Áñéèìüò_20_óåëßäáò" style:display-name="Áñéèìüò óåëßäáò" style:family="text" style:parent-style-name="WW-Default_20_Paragraph_20_Font">
      <style:text-properties fo:font-size="10pt" style:font-size-asian="10pt"/>
    </style:style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degree" style:family="text" style:parent-style-name="WW-Default_20_Paragraph_20_Font"/>
    <style:style style:name="apple-converted-space" style:family="text" style:parent-style-name="WW-Default_20_Paragraph_20_Font"/>
    <style:style style:name="major" style:family="text" style:parent-style-name="WW-Default_20_Paragraph_20_Font"/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background-details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aoeeu">
      <style:paragraph-properties fo:orphans="2" fo:widows="2">
        <style:tab-stops>
          <style:tab-stop style:position="5.752cm"/>
        </style:tab-stops>
      </style:paragraph-properties>
      <style:text-properties style:font-name="Arial Narrow" fo:font-size="9pt" style:font-size-asian="9pt" style:font-name-complex="Arial Narrow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5cm" fo:border="none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.501cm" svg:y="0.002cm" svg:width="0.046cm" svg:height="0.385cm" draw:z-index="3"><draw:text-box><text:p text:style-name="Footer"/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Euro CV (English)</dc:title>
    <meta:initial-creator>Nikolaos Margaris</meta:initial-creator>
    <meta:creation-date>1995-11-21T16:41:00</meta:creation-date>
    <dc:date>2021-09-18T11:47:35.163000000</dc:date>
    <meta:print-date>1995-11-21T17:41:00</meta:print-date>
    <meta:editing-cycles>30</meta:editing-cycles>
    <meta:editing-duration>PT34M47S</meta:editing-duration>
    <meta:generator>LibreOffice/6.4.4.2$Windows_X86_64 LibreOffice_project/3d775be2011f3886db32dfd395a6a6d1ca2630ff</meta:generator>
    <meta:document-statistic meta:table-count="23" meta:image-count="0" meta:object-count="0" meta:page-count="4" meta:paragraph-count="188" meta:word-count="940" meta:character-count="6940" meta:non-whitespace-character-count="6143"/>
  </office:meta>
</office:document-meta>
</file>